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value" style:family="table">
      <style:table-properties style:width="17.515cm" fo:margin-left="0.09cm" table:align="left"/>
    </style:style>
    <style:style style:name="value.A" style:family="table-column">
      <style:table-column-properties style:column-width="8.705cm"/>
    </style:style>
    <style:style style:name="value.B" style:family="table-column">
      <style:table-column-properties style:column-width="8.811cm"/>
    </style:style>
    <style:style style:name="value.A1" style:family="table-cell">
      <style:table-cell-properties fo:padding="0.097cm" fo:border-left="0.05pt solid #000000" fo:border-right="none" fo:border-top="0.05pt solid #000000" fo:border-bottom="0.05pt solid #000000"/>
    </style:style>
    <style:style style:name="value.B1" style:family="table-cell">
      <style:table-cell-properties fo:padding="0.097cm" fo:border="0.05pt solid #000000"/>
    </style:style>
    <style:style style:name="value.A2" style:family="table-cell">
      <style:table-cell-properties fo:padding="0.097cm" fo:border-left="0.05pt solid #000000" fo:border-right="none" fo:border-top="none" fo:border-bottom="0.05pt solid #000000"/>
    </style:style>
    <style:style style:name="value.B2" style:family="table-cell">
      <style:table-cell-properties fo:padding="0.097cm" fo:border-left="0.05pt solid #000000" fo:border-right="0.05pt solid #000000" fo:border-top="none" fo:border-bottom="0.05pt solid #000000"/>
    </style:style>
    <style:style style:name="InitialConditions" style:family="table">
      <style:table-properties style:width="17.59cm" table:align="margins"/>
    </style:style>
    <style:style style:name="InitialConditions.A" style:family="table-column">
      <style:table-column-properties style:column-width="8.795cm" style:rel-column-width="32767*"/>
    </style:style>
    <style:style style:name="InitialConditions.B" style:family="table-column">
      <style:table-column-properties style:column-width="8.795cm" style:rel-column-width="32768*"/>
    </style:style>
    <style:style style:name="InitialConditions.A1" style:family="table-cell">
      <style:table-cell-properties fo:padding="0.097cm" fo:border-left="0.05pt solid #000000" fo:border-right="none" fo:border-top="0.05pt solid #000000" fo:border-bottom="0.05pt solid #000000"/>
    </style:style>
    <style:style style:name="InitialConditions.B1" style:family="table-cell">
      <style:table-cell-properties fo:padding="0.097cm" fo:border="0.05pt solid #000000"/>
    </style:style>
    <style:style style:name="InitialConditions.A2" style:family="table-cell">
      <style:table-cell-properties fo:padding="0.097cm" fo:border-left="0.05pt solid #000000" fo:border-right="none" fo:border-top="none" fo:border-bottom="0.05pt solid #000000"/>
    </style:style>
    <style:style style:name="InitialCondition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0cf6ab" officeooo:paragraph-rsid="000cf6ab"/>
    </style:style>
    <style:style style:name="P2" style:family="paragraph" style:parent-style-name="Text_20_body">
      <style:text-properties officeooo:rsid="000cf6ab" officeooo:paragraph-rsid="000cf6ab"/>
    </style:style>
    <style:style style:name="P3" style:family="paragraph" style:parent-style-name="Text_20_body">
      <style:text-properties officeooo:rsid="000e52ff" officeooo:paragraph-rsid="000e52ff"/>
    </style:style>
    <style:style style:name="P4" style:family="paragraph" style:parent-style-name="Text_20_body">
      <style:text-properties officeooo:rsid="000e6c10" officeooo:paragraph-rsid="000e6c10"/>
    </style:style>
    <style:style style:name="P5" style:family="paragraph" style:parent-style-name="Text_20_body">
      <style:text-properties officeooo:rsid="000f6ecf" officeooo:paragraph-rsid="000f6ecf"/>
    </style:style>
    <style:style style:name="P6" style:family="paragraph" style:parent-style-name="Text_20_body">
      <style:text-properties officeooo:rsid="001328a4" officeooo:paragraph-rsid="001328a4"/>
    </style:style>
    <style:style style:name="P7" style:family="paragraph" style:parent-style-name="Table_20_Contents">
      <style:text-properties officeooo:rsid="000f6ecf" officeooo:paragraph-rsid="000f6ecf"/>
    </style:style>
    <style:style style:name="P8" style:family="paragraph" style:parent-style-name="Table_20_Contents">
      <style:text-properties fo:font-weight="bold" officeooo:rsid="000f6ecf" officeooo:paragraph-rsid="000f6ecf" style:font-weight-asian="bold" style:font-weight-complex="bold"/>
    </style:style>
    <style:style style:name="P9" style:family="paragraph" style:parent-style-name="Table_20_Contents">
      <style:text-properties officeooo:paragraph-rsid="000f6ecf"/>
    </style:style>
    <style:style style:name="P10" style:family="paragraph" style:parent-style-name="Heading_20_2">
      <style:text-properties officeooo:rsid="000cf6ab" officeooo:paragraph-rsid="000cf6ab"/>
    </style:style>
    <style:style style:name="P11" style:family="paragraph" style:parent-style-name="Heading_20_2">
      <style:text-properties officeooo:rsid="000e52ff" officeooo:paragraph-rsid="000e52ff"/>
    </style:style>
    <style:style style:name="T1" style:family="text">
      <style:text-properties officeooo:rsid="000e52ff"/>
    </style:style>
    <style:style style:name="T2" style:family="text">
      <style:text-properties officeooo:rsid="000f6ecf"/>
    </style:style>
    <style:style style:name="T3" style:family="text">
      <style:text-properties officeooo:rsid="00106fc1"/>
    </style:style>
    <style:style style:name="T4" style:family="text">
      <style:text-properties officeooo:rsid="0011e0ae"/>
    </style:style>
    <style:style style:name="T5" style:family="text">
      <style:text-properties officeooo:rsid="00128c69"/>
    </style:style>
    <style:style style:name="T6" style:family="text">
      <style:text-properties officeooo:rsid="001328a4"/>
    </style:style>
    <style:style style:name="T7" style:family="text">
      <style:text-properties officeooo:rsid="0018d9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2D Passive Dynamic Walkers</text:h>
      <text:p text:style-name="P2">A 2D Passive Dynamic walker (PDW), is a good 'first-step' into the field of passive actuators. This is because it allows for a simple entry point instead of something that would be too daunting to be thrown into like a 3D PDW. The more simpler model, like a 2D PDW, <text:span text:style-name="T1">enables a wider range of people to gain the core concepts of modelling a system and passive walkers.</text:span></text:p>
      <text:h text:style-name="P11" text:outline-level="2">Results of Simulations</text:h>
      <text:p text:style-name="P3">The results of simulations were varied. Some changes lead to the taking of first steps, others lead to a stand still. After researching the different components acting in the system, reading through the lab resources and getting MatLab to respect the changes made to the scripts some working variables were found.</text:p>
      <text:h text:style-name="P11" text:outline-level="2">Ways to Improve Simulation tools</text:h>
      <text:p text:style-name="P3">A possible improvement to the simulation tools given would be having value sliders for the initial and parameter variables to rapidly test the new changes and cut down on time wasted on repeating the same task of running the scripts in an order so the changes are actually introduced to the simulation.</text:p>
      <text:h text:style-name="Heading_20_2" text:outline-level="2">Results of prototype measurements</text:h>
      <table:table table:name="value" table:style-name="value">
        <table:table-column table:style-name="value.A"/>
        <table:table-column table:style-name="value.B"/>
        <table:table-row>
          <table:table-cell table:style-name="value.A1" office:value-type="string">
            <text:p text:style-name="P8">Measurement Name</text:p>
          </table:table-cell>
          <table:table-cell table:style-name="value.B1" office:value-type="string">
            <text:p text:style-name="P8">Value</text:p>
          </table:table-cell>
        </table:table-row>
        <table:table-row>
          <table:table-cell table:style-name="value.A2" office:value-type="string">
            <text:p text:style-name="P7">Leg Length (Both legs)</text:p>
          </table:table-cell>
          <table:table-cell table:style-name="value.B2" office:value-type="string">
            <text:p text:style-name="P7">0.2m</text:p>
          </table:table-cell>
        </table:table-row>
        <table:table-row>
          <table:table-cell table:style-name="value.A2" office:value-type="string">
            <text:p text:style-name="P7">Foot Radius (Both <text:s/>legs)</text:p>
          </table:table-cell>
          <table:table-cell table:style-name="value.B2" office:value-type="string">
            <text:p text:style-name="P7">0.19m</text:p>
          </table:table-cell>
        </table:table-row>
        <table:table-row>
          <table:table-cell table:style-name="value.A2" office:value-type="string">
            <text:p text:style-name="P7">Vertical Distance (hip <text:span text:style-name="T4">to </text:span>CoM) (Both <text:s/>legs)</text:p>
          </table:table-cell>
          <table:table-cell table:style-name="value.B2" office:value-type="string">
            <text:p text:style-name="P7">0.01m</text:p>
          </table:table-cell>
        </table:table-row>
        <table:table-row>
          <table:table-cell table:style-name="value.A2" office:value-type="string">
            <text:p text:style-name="P7">Horizontal Distance <text:span text:style-name="T5">(</text:span>hip <text:span text:style-name="T4">to </text:span>CoM<text:span text:style-name="T5">)</text:span> (Both Legs)</text:p>
          </table:table-cell>
          <table:table-cell table:style-name="value.B2" office:value-type="string">
            <text:p text:style-name="P7">0</text:p>
          </table:table-cell>
        </table:table-row>
        <table:table-row>
          <table:table-cell table:style-name="value.A2" office:value-type="string">
            <text:p text:style-name="P7">Mass of Leg (Both legs)</text:p>
          </table:table-cell>
          <table:table-cell table:style-name="value.B2" office:value-type="string">
            <text:p text:style-name="P7">0.7kg</text:p>
          </table:table-cell>
        </table:table-row>
      </table:table>
      <text:p text:style-name="P5">The above table is the measurements of the PDW that works with the initial values of:</text:p>
      <table:table table:name="InitialConditions" table:style-name="InitialConditions">
        <table:table-column table:style-name="InitialConditions.A"/>
        <table:table-column table:style-name="InitialConditions.B"/>
        <table:table-row>
          <table:table-cell table:style-name="InitialConditions.A1" office:value-type="string">
            <text:p text:style-name="P8"><text:span text:style-name="T3">Initial Condition</text:span> Name</text:p>
          </table:table-cell>
          <table:table-cell table:style-name="InitialConditions.B1" office:value-type="string">
            <text:p text:style-name="P8">Value</text:p>
          </table:table-cell>
        </table:table-row>
        <table:table-row>
          <table:table-cell table:style-name="InitialConditions.A2" office:value-type="string">
            <text:p text:style-name="Table_20_Contents"><text:span text:style-name="T2">Angel of inner leg <text:s/>(</text:span>Φ<text:span text:style-name="T2">1)</text:span></text:p>
          </table:table-cell>
          <table:table-cell table:style-name="InitialConditions.B2" office:value-type="string">
            <text:p text:style-name="P9"><text:span text:style-name="T2">11.545</text:span>°</text:p>
          </table:table-cell>
        </table:table-row>
        <table:table-row>
          <table:table-cell table:style-name="InitialConditions.A2" office:value-type="string">
            <text:p text:style-name="P9"><text:span text:style-name="T2">Angel of outer leg <text:s/>(</text:span>Φ<text:span text:style-name="T2">2)</text:span></text:p>
          </table:table-cell>
          <table:table-cell table:style-name="InitialConditions.B2" office:value-type="string">
            <text:p text:style-name="P7">10°</text:p>
          </table:table-cell>
        </table:table-row>
        <table:table-row>
          <table:table-cell table:style-name="InitialConditions.A2" office:value-type="string">
            <text:p text:style-name="P7">Rotational Velocity of inner leg ( Φ1D)</text:p>
          </table:table-cell>
          <table:table-cell table:style-name="InitialConditions.B2" office:value-type="string">
            <text:p text:style-name="P7">-1.40 rad/s</text:p>
          </table:table-cell>
        </table:table-row>
        <table:table-row>
          <table:table-cell table:style-name="InitialConditions.A2" office:value-type="string">
            <text:p text:style-name="P7">Rotational Velocity of outer leg ( Φ2D)</text:p>
          </table:table-cell>
          <table:table-cell table:style-name="InitialConditions.B2" office:value-type="string">
            <text:p text:style-name="P7">-1.1205 rad/s</text:p>
          </table:table-cell>
        </table:table-row>
      </table:table>
      <text:p text:style-name="P5">These <text:span text:style-name="T7">initial values with the given measurements do produce a working simulation.</text:span></text:p>
      <text:h text:style-name="Heading_20_2" text:outline-level="2"><text:soft-page-break/></text:h>
      <text:h text:style-name="Heading_20_2" text:outline-level="2">Requirements for equipment and resources</text:h>
      <text:p text:style-name="P4">The requirements of the equipment I would need to complete the project would be the stock standard set-up with no custom parts required to complete the project. </text:p>
      <text:h text:style-name="Heading_20_2" text:outline-level="2">Justification <text:span text:style-name="T6">of Choosing my Design</text:span></text:h>
      <text:p text:style-name="P6">The main point of justification of choosing my design and set of values would be to have a base of working values that could be iterated upon to gain more reliable results and can be changed to fit if any errors in my interruption or knowledge of the design constraints are faul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nos" svg:font-family="Tinos" style:font-family-generic="roman" style:font-pitch="variable"/>
    <style:font-face style:name="Arimo" svg:font-family="Arimo"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cf6ab" officeooo:paragraph-rsid="000cf6a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ssignment 2 ENGR110 David Barnett 30031376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8-13T20:47:15.647424637</meta:creation-date>
    <dc:date>2014-08-14T09:03:42.376252893</dc:date>
    <dc:creator>David </dc:creator>
    <meta:editing-duration>PT1H34M58S</meta:editing-duration>
    <meta:editing-cycles>13</meta:editing-cycles>
    <meta:generator>LibreOffice/4.3.0.4$Linux_X86_64 LibreOffice_project/430m0$Build-4</meta:generator>
    <meta:document-statistic meta:table-count="2" meta:image-count="0" meta:object-count="0" meta:page-count="2" meta:paragraph-count="36" meta:word-count="379" meta:character-count="2207" meta:non-whitespace-character-count="1857"/>
  </office:meta>
</office:document-meta>
</file>